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byssinica SIL" svg:font-family="'Abyssinica SIL'" style:font-pitch="variable"/>
    <style:font-face style:name="HIBINS+Algerian" svg:font-family="HIBINS+Algerian" style:font-family-generic="decorative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2537e" officeooo:paragraph-rsid="00087f2b" style:font-size-asian="13pt" style:font-size-complex="13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0d728" officeooo:paragraph-rsid="00087f2b" style:font-size-asian="13pt" style:font-size-complex="13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0d728" officeooo:paragraph-rsid="000a2643" style:font-size-asian="13pt" style:font-size-complex="13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style:text-underline-style="solid" style:text-underline-width="auto" style:text-underline-color="font-color" fo:font-weight="bold" officeooo:rsid="000a8cae" officeooo:paragraph-rsid="000a8cae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Text_20_body" style:list-style-name="L2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0" style:family="paragraph" style:parent-style-name="Text_20_body" style:list-style-name="L2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0eccab"/>
    </style:style>
    <style:style style:name="P11" style:family="paragraph" style:parent-style-name="Text_20_body" style:list-style-name="L1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 style:list-style-name="L1">
      <style:paragraph-properties fo:margin-top="0.101cm" fo:margin-bottom="0.347cm" loext:contextual-spacing="false" fo:orphans="2" fo:widows="2"/>
      <style:text-properties style:font-name="Times New Roman" fo:font-size="14pt"/>
    </style:style>
    <style:style style:name="P13" style:family="paragraph" style:parent-style-name="Text_20_body" style:list-style-name="L1">
      <style:paragraph-properties fo:margin-top="0.101cm" fo:margin-bottom="0.2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4" style:family="paragraph" style:parent-style-name="Standard" style:list-style-name="L1">
      <style:paragraph-properties fo:margin-top="0cm" fo:margin-bottom="0cm" loext:contextual-spacing="false" fo:line-height="0.517cm" fo:text-align="start" style:justify-single-word="false" style:text-autospace="none"/>
      <style:text-properties style:font-name="Abyssinica SIL" fo:font-size="13pt" officeooo:paragraph-rsid="000a8cae" style:font-size-asian="13pt" style:font-size-complex="13pt"/>
    </style:style>
    <style:style style:name="P15" style:family="paragraph" style:parent-style-name="Standard" style:list-style-name="L1">
      <style:paragraph-properties fo:margin-top="0.101cm" fo:margin-bottom="0.101cm" loext:contextual-spacing="false" fo:line-height="0.517cm" fo:text-align="start" style:justify-single-word="false" style:text-autospace="none"/>
      <style:text-properties style:font-name="Abyssinica SIL" fo:font-size="13pt" officeooo:paragraph-rsid="000a8cae" style:font-size-asian="13pt" style:font-size-complex="13pt"/>
    </style:style>
    <style:style style:name="P16" style:family="paragraph" style:parent-style-name="Normal" style:list-style-name="L1">
      <style:paragraph-properties fo:margin-top="0cm" fo:margin-bottom="0cm" loext:contextual-spacing="false" fo:line-height="0.517cm" fo:text-align="start" style:justify-single-word="false" style:text-autospace="none"/>
      <style:text-properties style:font-name="Abyssinica SIL" fo:font-size="13pt" officeooo:paragraph-rsid="000a8cae" style:font-size-asian="13pt" style:font-size-complex="13pt"/>
    </style:style>
    <style:style style:name="P17" style:family="paragraph" style:parent-style-name="Normal" style:list-style-name="L1">
      <style:paragraph-properties fo:margin-top="0.302cm" fo:margin-bottom="0.302cm" loext:contextual-spacing="false" fo:line-height="0.517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officeooo:paragraph-rsid="000d8cb5" style:font-size-asian="13pt" style:font-size-complex="13pt"/>
    </style:style>
    <style:style style:name="P18" style:family="paragraph" style:parent-style-name="Normal">
      <style:paragraph-properties fo:margin-top="0.302cm" fo:margin-bottom="0.302cm" loext:contextual-spacing="false" fo:line-height="0.517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officeooo:paragraph-rsid="000d8cb5" style:font-size-asian="13pt" style:font-size-complex="13pt"/>
    </style:style>
    <style:style style:name="P19" style:family="paragraph" style:parent-style-name="Normal" style:list-style-name="L1">
      <style:paragraph-properties fo:margin-top="0.402cm" fo:margin-bottom="0.402cm" loext:contextual-spacing="false" fo:line-height="0.517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officeooo:paragraph-rsid="000d8cb5" style:font-size-asian="13pt" style:font-size-complex="13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officeooo:rsid="001294b6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="HIBINS+Algerian" fo:font-size="26pt" fo:letter-spacing="-0.002cm" style:text-underline-style="solid" style:text-underline-width="auto" style:text-underline-color="font-color" fo:font-weight="normal" style:font-size-asian="26pt" style:font-weight-asian="normal" style:font-size-complex="22pt" style:font-weight-complex="normal"/>
    </style:style>
    <style:style style:name="T6" style:family="text">
      <style:text-properties fo:color="#000000" fo:letter-spacing="-0.002cm"/>
    </style:style>
    <style:style style:name="T7" style:family="text">
      <style:text-properties fo:color="#000000" fo:letter-spacing="-0.002cm" officeooo:rsid="000a8cae"/>
    </style:style>
    <style:style style:name="T8" style:family="text">
      <style:text-properties fo:color="#000000" fo:letter-spacing="0.005cm"/>
    </style:style>
    <style:style style:name="T9" style:family="text">
      <style:text-properties fo:color="#000000" fo:letter-spacing="normal"/>
    </style:style>
    <style:style style:name="T10" style:family="text">
      <style:text-properties fo:color="#000000" fo:letter-spacing="normal" officeooo:rsid="0012537e"/>
    </style:style>
    <style:style style:name="T11" style:family="text">
      <style:text-properties fo:color="#000000" fo:letter-spacing="normal" officeooo:rsid="000c682d"/>
    </style:style>
    <style:style style:name="T12" style:family="text">
      <style:text-properties fo:color="#000000" fo:letter-spacing="0.004cm"/>
    </style:style>
    <style:style style:name="T13" style:family="text">
      <style:text-properties fo:color="#000000" fo:letter-spacing="-0.007cm"/>
    </style:style>
    <style:style style:name="T14" style:family="text">
      <style:text-properties fo:color="#000000" fo:letter-spacing="0.002cm"/>
    </style:style>
    <style:style style:name="T15" style:family="text">
      <style:text-properties fo:color="#000000" fo:letter-spacing="-0.004cm"/>
    </style:style>
    <style:style style:name="T16" style:family="text">
      <style:text-properties fo:color="#000000" fo:letter-spacing="-0.005cm"/>
    </style:style>
    <style:style style:name="T17" style:family="text">
      <style:text-properties officeooo:rsid="0012537e"/>
    </style:style>
    <style:style style:name="T18" style:family="text">
      <style:text-properties style:font-name="Abyssinica SIL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18"/></text:span><text:span text:style-name="T5">Jenkins</text:span></text:p>
      <text:p text:style-name="P2"><text:span text:style-name="T1">J</text:span>enkins is an open source <text:span text:style-name="T2">Continuous Integration tool written in Java. It provides continuous integration services for software development with the help of plugins. Plugins allows to integrate the various stages in the deveops workflow.</text:span></text:p>
      <text:p text:style-name="P2"/>
      <text:p text:style-name="P1"><text:span text:style-name="T3">Continuous Integration</text:span><text:span text:style-name="T4"> </text:span>is a development practice in which developer is required to make frequent commit <text:span text:style-name="T2">changes to the source code</text:span> in a day.Every time a commit is made in the source repository is <text:span text:style-name="T2">automatically </text:span>built and tested.<text:span text:style-name="T2">Providing developer the test results of every commit made.</text:span></text:p>
      <text:p text:style-name="P1"/>
      <text:p text:style-name="P4">INSTALLING BLUE OCEAN:</text:p>
      <text:list xml:id="list3840646832" text:style-name="L1">
        <text:list-item>
          <text:p text:style-name="P15"><text:span text:style-name="T7">L</text:span><text:span text:style-name="T6">og</text:span><text:span text:style-name="T8"> </text:span><text:span text:style-name="T9">into</text:span><text:span text:style-name="T6"> </text:span><text:span text:style-name="T9">Jenkins</text:span><text:span text:style-name="T12"> </text:span><text:span text:style-name="T9">and</text:span><text:span text:style-name="T6"> click</text:span><text:span text:style-name="T12"> </text:span><text:span text:style-name="T8">on</text:span><text:span text:style-name="T13"> </text:span><text:span text:style-name="T9">Manage</text:span><text:span text:style-name="T14"> </text:span><text:span text:style-name="T9">Jenkins</text:span><text:span text:style-name="T12"> </text:span><text:span text:style-name="T9">from</text:span><text:span text:style-name="T6"> the</text:span><text:span text:style-name="T12"> </text:span><text:span text:style-name="T14">left</text:span><text:span text:style-name="T6"> menu.</text:span></text:p>
          <text:p text:style-name="P14"><text:span text:style-name="T6"/></text:p>
        </text:list-item>
        <text:list-item>
          <text:p text:style-name="P16"><text:span text:style-name="T6">Then</text:span><text:span text:style-name="T14"> </text:span><text:span text:style-name="T9">Click</text:span><text:span text:style-name="T14"> </text:span><text:span text:style-name="T15">on</text:span><text:span text:style-name="T14"> </text:span><text:span text:style-name="T9">manage</text:span><text:span text:style-name="T14"> Plug-ins </text:span><text:span text:style-name="T15">on</text:span><text:span text:style-name="T14"> </text:span><text:span text:style-name="T6">the</text:span><text:span text:style-name="T12"> </text:span><text:span text:style-name="T14">left.</text:span></text:p>
          <text:p text:style-name="P16"><text:span text:style-name="T14"/></text:p>
        </text:list-item>
        <text:list-item>
          <text:p text:style-name="P16"><text:span text:style-name="T9">Click</text:span><text:span text:style-name="T14"> </text:span><text:span text:style-name="T6">the</text:span><text:span text:style-name="T12"> </text:span><text:span text:style-name="T9">Avail</text:span><text:span text:style-name="T11">ab</text:span><text:span text:style-name="T9">le</text:span><text:span text:style-name="T14"> </text:span><text:span text:style-name="T9">tab</text:span><text:span text:style-name="T6"> and</text:span><text:span text:style-name="T9"> select </text:span><text:span text:style-name="T6">the</text:span><text:span text:style-name="T12"> </text:span><text:span text:style-name="T6">Blue</text:span><text:span text:style-name="T12"> </text:span><text:span text:style-name="T9">Ocean </text:span><text:span text:style-name="T6">(Blue</text:span><text:span text:style-name="T12"> </text:span><text:span text:style-name="T9">Ocean Aggregator)</text:span><text:span text:style-name="T16"> </text:span><text:span text:style-name="T9">Plugin</text:span><text:span text:style-name="T6"> and </text:span><text:span text:style-name="T10">then install it.</text:span></text:p>
        </text:list-item>
        <text:list-item>
          <text:p text:style-name="P19"><text:span text:style-name="T17">Then an “open blue ocean” option will be available on the left, click on that to use BlueOcean.</text:span></text:p>
        </text:list-item>
      </text:list>
      <text:p text:style-name="P18"/>
      <text:list xml:id="list10520388983437" text:continue-numbering="true" text:style-name="L1">
        <text:list-header>
          <text:p text:style-name="P17"><text:span text:style-name="T18">Building a Private GitHub Repository using Jenkins:</text:span></text:p>
        </text:list-header>
      </text:list>
      <text:list xml:id="list3966506060" text:style-name="L2">
        <text:list-item>
          <text:p text:style-name="P9">Create a private repository on GitHub.</text:p>
        </text:list-item>
        <text:list-item>
          <text:p text:style-name="P7">Log-in to Jenkins and start a new freestyle project.</text:p>
        </text:list-item>
        <text:list-item>
          <text:p text:style-name="P9">Go to Source Management Section and select Git.</text:p>
        </text:list-item>
        <text:list-item>
          <text:p text:style-name="P9"><text:s/>Paste the URL of the created private repository in the URL section.</text:p>
        </text:list-item>
        <text:list-item>
          <text:p text:style-name="P9"><text:s/>Now as the repository is private we must give Jenkins permission to access the repository. Click on the add button near credentials option.</text:p>
        </text:list-item>
        <text:list-item>
          <text:p text:style-name="P10"><text:s/>Provide the username and password of your GitHub account and select it through credentials dropdown menu.</text:p>
        </text:list-item>
        <text:list-item>
          <text:p text:style-name="P10"><text:soft-page-break/><text:s/>Configure other build options as per requirement and apply and build the project.</text:p>
        </text:list-item>
      </text:list>
      <text:p text:style-name="P6"/>
      <text:p text:style-name="P6"/>
      <text:p text:style-name="P6"/>
      <text:p text:style-name="P5">Using GIT Scm Polling:</text:p>
      <text:list xml:id="list10518668220244" text:continue-list="list10520388983437" text:style-name="L1">
        <text:list-item>
          <text:p text:style-name="P11">Git SCM polling creates a link between Jenkins and GitHub and Jenkins builds the project whenever a new commit is made to repository.</text:p>
        </text:list-item>
        <text:list-item>
          <text:p text:style-name="P8"><text:s/>Go to the configure option of the project for which you need to implement Git SCM polling.</text:p>
        </text:list-item>
        <text:list-item>
          <text:p text:style-name="P11"><text:s/>Select GitHub hook trigger for Git SCM polling under build triggers section.</text:p>
        </text:list-item>
        <text:list-item>
          <text:p text:style-name="P11">Configure other build options appropriately and apply and save.</text:p>
        </text:list-item>
        <text:list-item>
          <text:p text:style-name="P11">Now install ngrok and run “./ngrok http 8080”.It will give you a public ip address.</text:p>
        </text:list-item>
        <text:list-item>
          <text:p text:style-name="P11"><text:s/>Go to the settings of the repository on GitHub for which you are using scm polling and then to Integration and services.</text:p>
        </text:list-item>
        <text:list-item>
          <text:p text:style-name="P11">Select add service and then search for Jenkins (GitHub plugin).</text:p>
        </text:list-item>
        <text:list-item>
          <text:p text:style-name="P13">Under Jenkins url section paste “public ip given by ngrok/github-webhook”.</text:p>
        </text:list-item>
        <text:list-item>
          <text:p text:style-name="P12"><text:span text:style-name="T19">Select Active and click on Add servi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byssinica SIL" svg:font-family="'Abyssinica SIL'" style:font-pitch="variable"/>
    <style:font-face style:name="HIBINS+Algerian" svg:font-family="HIBINS+Algerian" style:font-family-generic="decorative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top="0.212cm" fo:margin-bottom="0.423cm" loext:contextual-spacing="false" fo:text-align="justify" style:justify-single-word="false" fo:orphans="2" fo:widows="2"/>
      <style:text-properties fo:font-size="11pt" fo:language="en" fo:country="US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0:54:56.671499096</meta:creation-date>
    <dc:date>2018-09-03T01:05:10.457281378</dc:date>
    <meta:editing-duration>PT10M13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2" meta:paragraph-count="28" meta:word-count="385" meta:character-count="2244" meta:non-whitespace-character-count="1883"/>
  </office:meta>
</office:document-meta>
</file>